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2C17864F6F.png" manifest:media-type="image/png"/>
  <manifest:file-entry manifest:full-path="Pictures/100000000000012C0000012C993E051B.png" manifest:media-type="image/png"/>
  <manifest:file-entry manifest:full-path="Pictures/100000000000012C0000012CD9DE23B4.png" manifest:media-type="image/png"/>
  <manifest:file-entry manifest:full-path="Pictures/100000000000012C0000012C576669C0.png" manifest:media-type="image/png"/>
  <manifest:file-entry manifest:full-path="Pictures/100000000000012C0000012C8E3E5F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217in" svg:y="0in" svg:width="2.4882in" svg:height="2.4882in" draw:z-index="0"><draw:image xlink:href="Pictures/100000000000012C0000012C8E3E5FBC.png" xlink:type="simple" xlink:show="embed" xlink:actuate="onLoad" draw:mime-type="image/png"/></draw:frame><draw:frame draw:style-name="fr1" draw:name="Image2" text:anchor-type="char" svg:x="4.0799in" svg:y="0in" svg:width="2.5307in" svg:height="2.5307in" draw:z-index="1"><draw:image xlink:href="Pictures/100000000000012C0000012C576669C0.png" xlink:type="simple" xlink:show="embed" xlink:actuate="onLoad" draw:mime-type="image/png"/></draw:frame><draw:frame draw:style-name="fr1" draw:name="Image4" text:anchor-type="char" svg:x="4.0701in" svg:y="2.7866in" svg:width="2.5228in" svg:height="2.5228in" draw:z-index="2"><draw:image xlink:href="Pictures/100000000000012C0000012CD9DE23B4.png" xlink:type="simple" xlink:show="embed" xlink:actuate="onLoad" draw:mime-type="image/png"/></draw:frame><draw:frame draw:style-name="fr1" draw:name="Image5" text:anchor-type="char" svg:x="2.4701in" svg:y="5.9945in" svg:width="1.7846in" svg:height="1.7846in" draw:z-index="3"><draw:image xlink:href="Pictures/100000000000012C0000012C993E051B.png" xlink:type="simple" xlink:show="embed" xlink:actuate="onLoad" draw:mime-type="image/png"/></draw:frame><draw:frame draw:style-name="fr1" draw:name="Image3" text:anchor-type="char" svg:x="0.022in" svg:y="2.6827in" svg:width="2.4618in" svg:height="2.4618in" draw:z-index="4"><draw:image xlink:href="Pictures/100000000000012C0000012C17864F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8:37:10.668612059</meta:creation-date>
    <dc:date>2024-11-26T19:35:45.044058309</dc:date>
    <meta:editing-duration>PT2M43S</meta:editing-duration>
    <meta:editing-cycles>2</meta:editing-cycles>
    <meta:generator>LibreOffice/24.2.6.2$Linux_X86_64 LibreOffice_project/420$Build-2</meta:generator>
    <meta:print-date>2024-11-26T19:35:58.207124193</meta:print-date>
    <meta:printed-by>PDF files</meta:printed-by>
    <meta:document-statistic meta:table-count="0" meta:image-count="5" meta:object-count="0" meta:page-count="1" meta:paragraph-count="0" meta:word-count="0" meta:character-count="0" meta:non-whitespace-character-count="0"/>
  </office:meta>
</office:document-meta>
</file>